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0a366" officeooo:paragraph-rsid="0010a366"/>
    </style:style>
    <style:style style:name="P2" style:family="paragraph" style:parent-style-name="Standard">
      <style:paragraph-properties fo:text-align="center" style:justify-single-word="false"/>
      <style:text-properties officeooo:rsid="0010a366" officeooo:paragraph-rsid="0014ae78"/>
    </style:style>
    <style:style style:name="P3" style:family="paragraph" style:parent-style-name="Standard">
      <style:text-properties fo:font-style="italic" officeooo:rsid="0010a366" officeooo:paragraph-rsid="0010a366" style:font-style-asian="italic" style:font-style-complex="italic"/>
    </style:style>
    <style:style style:name="P4" style:family="paragraph" style:parent-style-name="Standard">
      <style:text-properties officeooo:rsid="00116a6d" officeooo:paragraph-rsid="00116a6d"/>
    </style:style>
    <style:style style:name="P5" style:family="paragraph" style:parent-style-name="Standard">
      <style:text-properties officeooo:rsid="00127843" officeooo:paragraph-rsid="00127843"/>
    </style:style>
    <style:style style:name="P6" style:family="paragraph" style:parent-style-name="Standard">
      <style:text-properties officeooo:rsid="0013aee6" officeooo:paragraph-rsid="0013aee6"/>
    </style:style>
    <style:style style:name="P7" style:family="paragraph" style:parent-style-name="Standard">
      <style:text-properties officeooo:rsid="0014ae78" officeooo:paragraph-rsid="0013aee6"/>
    </style:style>
    <style:style style:name="P8" style:family="paragraph" style:parent-style-name="Standard">
      <style:text-properties officeooo:rsid="0016169c" officeooo:paragraph-rsid="0016169c"/>
    </style:style>
    <style:style style:name="P9" style:family="paragraph" style:parent-style-name="Standard">
      <style:text-properties officeooo:rsid="0016169c" officeooo:paragraph-rsid="0016b8f2"/>
    </style:style>
    <style:style style:name="P10" style:family="paragraph" style:parent-style-name="Standard">
      <style:text-properties officeooo:rsid="001812b4" officeooo:paragraph-rsid="001812b4"/>
    </style:style>
    <style:style style:name="P11" style:family="paragraph" style:parent-style-name="Standard">
      <style:text-properties officeooo:rsid="0018b10a" officeooo:paragraph-rsid="0018b10a"/>
    </style:style>
    <style:style style:name="P12" style:family="paragraph" style:parent-style-name="Table_20_Contents">
      <style:paragraph-properties fo:text-align="center" style:justify-single-word="false"/>
      <style:text-properties officeooo:rsid="0018b10a" officeooo:paragraph-rsid="0018b10a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8b10a" officeooo:paragraph-rsid="0018b10a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Standard" style:list-style-name="L1">
      <style:text-properties officeooo:rsid="0010a366" officeooo:paragraph-rsid="0010a366"/>
    </style:style>
    <style:style style:name="P17" style:family="paragraph" style:parent-style-name="Standard" style:list-style-name="L2">
      <style:text-properties officeooo:rsid="001266c8" officeooo:paragraph-rsid="001266c8"/>
    </style:style>
    <style:style style:name="P18" style:family="paragraph" style:parent-style-name="Standard" style:list-style-name="L2">
      <style:text-properties officeooo:rsid="00127843" officeooo:paragraph-rsid="00127843"/>
    </style:style>
    <style:style style:name="P19" style:family="paragraph" style:parent-style-name="Standard">
      <style:text-properties officeooo:rsid="001812b4" officeooo:paragraph-rsid="001812b4"/>
    </style:style>
    <style:style style:name="P20" style:family="paragraph" style:parent-style-name="Standard">
      <style:text-properties officeooo:rsid="001a76a4" officeooo:paragraph-rsid="001a76a4"/>
    </style:style>
    <style:style style:name="P21" style:family="paragraph" style:parent-style-name="Heading_20_3">
      <style:paragraph-properties fo:break-before="page"/>
    </style:style>
    <style:style style:name="T1" style:family="text">
      <style:text-properties style:text-position="super 58%"/>
    </style:style>
    <style:style style:name="T2" style:family="text">
      <style:text-properties officeooo:rsid="001266c8"/>
    </style:style>
    <style:style style:name="T3" style:family="text">
      <style:text-properties officeooo:rsid="00127843"/>
    </style:style>
    <style:style style:name="T4" style:family="text">
      <style:text-properties officeooo:rsid="0013aee6"/>
    </style:style>
    <style:style style:name="T5" style:family="text">
      <style:text-properties officeooo:rsid="0014ae78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16b8f2" style:font-size-asian="10pt" style:font-size-complex="10pt"/>
    </style:style>
    <style:style style:name="T8" style:family="text">
      <style:text-properties officeooo:rsid="0016b8f2"/>
    </style:style>
    <style:style style:name="T9" style:family="text">
      <style:text-properties officeooo:rsid="001812b4"/>
    </style:style>
    <style:style style:name="T10" style:family="text">
      <style:text-properties officeooo:rsid="0018b10a"/>
    </style:style>
    <style:style style:name="T11" style:family="text">
      <style:text-properties officeooo:rsid="001a76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ymbiosis and Our<text:span text:style-name="T2">o</text:span>biosis</text:p>
      <text:p text:style-name="P2">by <text:span text:style-name="T5">Daniel Fischer, William Alexander Morris, </text:span>Sven Nilsen, 2021</text:p>
      <text:p text:style-name="P1"/>
      <text:p text:style-name="P3">In this paper <text:span text:style-name="T5">we</text:span> discuss two <text:span text:style-name="T8">partial equivalence relations with opposite polarity</text:span>.</text:p>
      <text:p text:style-name="P1"/>
      <text:p text:style-name="P1">A <text:span text:style-name="T8">partial</text:span> equivalence relation<text:span text:style-name="T1"><text:reference-ref text:reference-format="text" text:ref-name="partial equivalence relation">[1]</text:reference-ref></text:span> `f : T<text:span text:style-name="T1">2</text:span> → 𝔹` has the following properties:</text:p>
      <text:p text:style-name="P1"/>
      <text:list xml:id="list2259314643696845108" text:style-name="L1">
        <text:list-item>
          <text:p text:style-name="P16">Symmetry<text:tab/>∀ x, y { f(x, y) = f(y, x) }</text:p>
        </text:list-item>
        <text:list-item>
          <text:p text:style-name="P16">Transitivity<text:tab/>∀ x, y, z { f(x, y) ∧ f(y, z) =&gt; f(x, z) }</text:p>
        </text:list-item>
      </text:list>
      <text:p text:style-name="P1"/>
      <text:p text:style-name="P1">The search for such relations is important in Avatar Extensions<text:span text:style-name="T1"><text:reference-ref text:reference-format="text" text:ref-name="avatar extensions">[2]</text:reference-ref></text:span>,<text:line-break/>since they form models of the Product Witness and the Loop Witness<text:span text:style-name="T1"><text:reference-ref text:reference-format="text" text:ref-name="witness duality">[3]</text:reference-ref></text:span>.</text:p>
      <text:p text:style-name="P4">These models might <text:span text:style-name="T9">help finding a</text:span> constructive formalization of the core axiom in Path Semantics<text:span text:style-name="T1"><text:reference-ref text:reference-format="text" text:ref-name="path semantics">[4]</text:reference-ref></text:span>.</text:p>
      <text:p text:style-name="P1"/>
      <text:p text:style-name="P4">Through a discussion <text:span text:style-name="T5">between</text:span> <text:span text:style-name="T2">Daniel Fischer, William Alexander Morris and Sven Nilsen,<text:line-break/>we came up with these two ideas for partial equivalence relations:</text:span></text:p>
      <text:p text:style-name="P4"/>
      <text:list xml:id="list1105299640084105588" text:style-name="L2">
        <text:list-item>
          <text:p text:style-name="P17">Symbiosis<text:span text:style-name="T1"><text:reference-ref text:reference-format="text" text:ref-name="symbiosis">[5]</text:reference-ref></text:span>: When two different species <text:span text:style-name="T3">have net benefit from long term interaction</text:span></text:p>
        </text:list-item>
        <text:list-item>
          <text:p text:style-name="P18">Ourobiosis: When two different species eat each other</text:p>
        </text:list-item>
      </text:list>
      <text:p text:style-name="P5"/>
      <text:p text:style-name="P5">These two ideas are made abstract and simplified to serve as models in Avatar Extensions.</text:p>
      <text:p text:style-name="P5">The specific version of symbiosis which is mutualistic is simply referred to as “symbiosis”.</text:p>
      <text:p text:style-name="P5">Ourobiosis is a made up term which is inspired by ouroboros<text:span text:style-name="T1"><text:reference-ref text:reference-format="text" text:ref-name="ouroboros">[5]</text:reference-ref></text:span>.</text:p>
      <text:p text:style-name="P5"/>
      <text:p text:style-name="P5"><text:span text:style-name="T4">One</text:span> key insight is that when two species have an symbiotic relationship, <text:span text:style-name="T10">each</text:span> species has a transitive relation to itself through the other. The net benefit to the <text:span text:style-name="T10">second</text:span> species contribute<text:span text:style-name="T10">s</text:span> indirectly to the net benefit of <text:span text:style-name="T11">the first</text:span> species. Therefore, the<text:span text:style-name="T4">re exists an abstract self-symbiotic relation when having a symbiotic relation to another species. However, in isolation, there is no such self-symbiotic relation. This means symbiosis is symmetric and transitive, but non-reflexive.</text:span></text:p>
      <text:p text:style-name="P5"/>
      <text:p text:style-name="P6">Another key insight is that when two different species eat each other, either species has a transitive relation to itself through the other. By <text:span text:style-name="T10">the first species eating the second species, who ate the first species,</text:span> <text:span text:style-name="T10">the first</text:span> species is indirectly eating itself. Therefore, there exists an abstract self-ourobiotic relation when having an ourobiotic relation to another species. However, in isolation, there is no such self-ourobiotic relation. Th<text:span text:style-name="T10">is means</text:span> ourobiosis is symmetric and transitive, but non-reflexive.</text:p>
      <text:p text:style-name="P6"/>
      <text:p text:style-name="P6">Symbiosis and ourobiosis might be thought of as two different relations that have same laws,<text:line-break/>but charged with opposite polarity. In a 2x2 game theory matrix, they form two Nash equilibriums<text:span text:style-name="T1"><text:reference-ref text:reference-format="text" text:ref-name="nash equilibrium">[6]</text:reference-ref></text:span> on the diagonal in which neither agent can change their course of action independently, while staying rational. <text:span text:style-name="T10">Here is a simple example of a such payoff matrix, where Nash equilibriums have gray color:</text:span></text:p>
      <text:p text:style-name="P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3">A1</text:p>
          </table:table-cell>
          <table:table-cell table:style-name="Table1.C1" office:value-type="string">
            <text:p text:style-name="P13">B1</text:p>
          </table:table-cell>
        </table:table-row>
        <table:table-row>
          <table:table-cell table:style-name="Table1.A2" office:value-type="string">
            <text:p text:style-name="P13">A2</text:p>
          </table:table-cell>
          <table:table-cell table:style-name="Table1.B2" office:value-type="string">
            <text:p text:style-name="P12">+1/+1</text:p>
          </table:table-cell>
          <table:table-cell table:style-name="Table1.C2" office:value-type="string">
            <text:p text:style-name="P12">-1/-1</text:p>
          </table:table-cell>
        </table:table-row>
        <table:table-row>
          <table:table-cell table:style-name="Table1.A2" office:value-type="string">
            <text:p text:style-name="P13">B2</text:p>
          </table:table-cell>
          <table:table-cell table:style-name="Table1.A2" office:value-type="string">
            <text:p text:style-name="P15">-<text:span text:style-name="T10">1/-1</text:span></text:p>
          </table:table-cell>
          <table:table-cell table:style-name="Table1.C3" office:value-type="string">
            <text:p text:style-name="P12">+1/+1</text:p>
          </table:table-cell>
        </table:table-row>
      </table:table>
      <text:p text:style-name="P7"/>
      <text:h text:style-name="P21" text:outline-level="3">References:</text:h>
      <text:p text:style-name="P7"/>
      <text:p text:style-name="P8"><text:reference-mark-start text:name="equivalence relation"/><text:reference-mark-start text:name="partial equivalence relation"/>[1]<text:reference-mark-end text:name="partial equivalence relation"/><text:reference-mark-end text:name="equivalence relation"/><text:tab/>“<text:span text:style-name="T8">Partial equivalence relation</text:span>”</text:p>
      <text:p text:style-name="P8"><text:tab/>Wikipedia</text:p>
      <text:p text:style-name="P9"><text:tab/><text:a xlink:type="simple" xlink:href="https://en.wikipedia.org/wiki/Partial_equivalence_relation" text:style-name="Internet_20_link" text:visited-style-name="Visited_20_Internet_20_Link"><text:span text:style-name="T7">https://en.wikipedia.org/wiki/Partial_equivalence_relation</text:span></text:a></text:p>
      <text:p text:style-name="P8"/>
      <text:p text:style-name="P10"><text:reference-mark-start text:name="avatar extensions"/>[2]<text:reference-mark-end text:name="avatar extensions"/><text:tab/>“Avatar Extensions”</text:p>
      <text:p text:style-name="P10"><text:tab/>AdvancedResearch – Summary page on Avatar Extensions</text:p>
      <text:p text:style-name="P10"><text:tab/><text:a xlink:type="simple" xlink:href="https://advancedresearch.github.io/avatar-extensions/summary.html" text:style-name="Internet_20_link" text:visited-style-name="Visited_20_Internet_20_Link"><text:span text:style-name="T6">https://advancedresearch.github.io/avatar-extensions/summary.html</text:span></text:a></text:p>
      <text:p text:style-name="P10"/>
      <text:p text:style-name="P10"><text:reference-mark-start text:name="witness duality"/>[3]<text:reference-mark-end text:name="witness duality"/><text:tab/>“Witness Duality”</text:p>
      <text:p text:style-name="P10"><text:tab/>Sven Nilsen, 2020</text:p>
      <text:p text:style-name="P10"><text:tab/><text:a xlink:type="simple" xlink:href="https://github.com/advancedresearch/path_semantics/blob/master/papers-wip/witness-duality.pdf" text:style-name="Internet_20_link" text:visited-style-name="Visited_20_Internet_20_Link"><text:span text:style-name="T6">https://github.com/advancedresearch/path_semantics/blob/master/papers-wip/witness-duality.pdf</text:span></text:a></text:p>
      <text:p text:style-name="P10"/>
      <text:p text:style-name="P10"><text:reference-mark-start text:name="path semantics"/>[4]<text:reference-mark-end text:name="path semantics"/><text:tab/>“Path Semantics”</text:p>
      <text:p text:style-name="P10"><text:tab/>Sven Nilsen, 2016-2019</text:p>
      <text:p text:style-name="P10"><text:tab/><text:a xlink:type="simple" xlink:href="https://github.com/advancedresearch/path_semantics/blob/master/papers-wip/path-semantics.pdf" text:style-name="Internet_20_link" text:visited-style-name="Visited_20_Internet_20_Link"><text:span text:style-name="T6">https://github.com/advancedresearch/path_semantics/blob/master/papers-wip/path-semantics.pdf</text:span></text:a></text:p>
      <text:p text:style-name="P10"/>
      <text:p text:style-name="P20"><text:reference-mark-start text:name="symbiosis"/>[5]<text:reference-mark-end text:name="symbiosis"/><text:tab/>“Symbiosis”</text:p>
      <text:p text:style-name="P20"><text:tab/>Wikipedia</text:p>
      <text:p text:style-name="P20"><text:tab/><text:a xlink:type="simple" xlink:href="https://en.wikipedia.org/wiki/Symbiosis" text:style-name="Internet_20_link" text:visited-style-name="Visited_20_Internet_20_Link"><text:span text:style-name="T6">https://en.wikipedia.org/wiki/Symbiosis</text:span></text:a></text:p>
      <text:p text:style-name="P10"/>
      <text:p text:style-name="P10"><text:reference-mark-start text:name="ouroboros"/>[5]<text:reference-mark-end text:name="ouroboros"/><text:tab/>“Ouroboros”</text:p>
      <text:p text:style-name="P10"><text:tab/>Wikipedia</text:p>
      <text:p text:style-name="P10"><text:tab/><text:a xlink:type="simple" xlink:href="https://en.wikipedia.org/wiki/Ouroboros" text:style-name="Internet_20_link" text:visited-style-name="Visited_20_Internet_20_Link"><text:span text:style-name="T6">https://en.wikipedia.org/wiki/Ouroboros</text:span></text:a></text:p>
      <text:p text:style-name="P10"/>
      <text:p text:style-name="P11"><text:reference-mark-start text:name="nash equilibrium"/>[6]<text:reference-mark-end text:name="nash equilibrium"/><text:tab/>“Nash equilibrium”</text:p>
      <text:p text:style-name="P11"><text:tab/>Wikipedia</text:p>
      <text:p text:style-name="P11"><text:tab/><text:a xlink:type="simple" xlink:href="https://en.wikipedia.org/wiki/Nash_equilibrium" text:style-name="Internet_20_link" text:visited-style-name="Visited_20_Internet_20_Link"><text:span text:style-name="T6">https://en.wikipedia.org/wiki/Nash_equilibrium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9T16:53:07.594231000</meta:creation-date>
    <dc:date>2021-09-09T19:06:51.775116000</dc:date>
    <meta:editing-duration>PT13M58S</meta:editing-duration>
    <meta:editing-cycles>2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47" meta:word-count="452" meta:character-count="3272" meta:non-whitespace-character-count="2856"/>
  </office:meta>
</office:document-meta>
</file>